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2.7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Imbalance 100.000 tweets" table:style-name="ta1">
        <table:table-column table:style-name="co1" table:default-cell-style-name="ce3"/>
        <table:table-column table:style-name="co2" table:number-columns-repeated="3" table:default-cell-style-name="ce4"/>
        <table:table-column table:style-name="co3" table:default-cell-style-name="Default"/>
        <table:table-column table:style-name="co1" table:default-cell-style-name="ce3"/>
        <table:table-column table:style-name="co2" table:number-columns-repeated="3" table:default-cell-style-name="ce4"/>
        <table:table-row table:style-name="ro1"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Accuracy</text:p>
          </table:table-cell>
          <table:table-cell table:style-name="Default" table:number-columns-repeated="3"/>
          <table:table-cell/>
          <table:table-cell table:style-name="ce1" office:value-type="string" calcext:value-type="string">
            <text:p>Recall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Iteration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DT</text:p>
          </table:table-cell>
          <table:table-cell/>
          <table:table-cell table:style-name="ce2" office:value-type="string" calcext:value-type="string">
            <text:p>Iteration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D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9934" calcext:value-type="percentage">
            <text:p>99.34%</text:p>
          </table:table-cell>
          <table:table-cell office:value-type="percentage" office:value="0.9936" calcext:value-type="percentage">
            <text:p>99.36%</text:p>
          </table:table-cell>
          <table:table-cell office:value-type="percentage" office:value="0.9918" calcext:value-type="percentage">
            <text:p>99.18%</text:p>
          </table:table-cell>
          <table:table-cell/>
          <table:table-cell office:value-type="float" office:value="1" calcext:value-type="float">
            <text:p>1</text:p>
          </table:table-cell>
          <table:table-cell office:value-type="percentage" office:value="0.99548969072165" calcext:value-type="percentage">
            <text:p>99.55%</text:p>
          </table:table-cell>
          <table:table-cell office:value-type="percentage" office:value="0.994858611825193" calcext:value-type="percentage">
            <text:p>99.49%</text:p>
          </table:table-cell>
          <table:table-cell office:value-type="percentage" office:value="0.968827930174564" calcext:value-type="percentage">
            <text:p>96.88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993" calcext:value-type="percentage">
            <text:p>99.30%</text:p>
          </table:table-cell>
          <table:table-cell office:value-type="percentage" office:value="0.9924" calcext:value-type="percentage">
            <text:p>99.24%</text:p>
          </table:table-cell>
          <table:table-cell office:value-type="percentage" office:value="0.9919" calcext:value-type="percentage">
            <text:p>99.19%</text:p>
          </table:table-cell>
          <table:table-cell/>
          <table:table-cell office:value-type="float" office:value="2" calcext:value-type="float">
            <text:p>2</text:p>
          </table:table-cell>
          <table:table-cell office:value-type="percentage" office:value="0.995394736842105" calcext:value-type="percentage">
            <text:p>99.54%</text:p>
          </table:table-cell>
          <table:table-cell office:value-type="percentage" office:value="0.990837696335078" calcext:value-type="percentage">
            <text:p>99.08%</text:p>
          </table:table-cell>
          <table:table-cell office:value-type="percentage" office:value="0.984445884640311" calcext:value-type="percentage">
            <text:p>98.44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9924" calcext:value-type="percentage">
            <text:p>99.24%</text:p>
          </table:table-cell>
          <table:table-cell office:value-type="percentage" office:value="0.9918" calcext:value-type="percentage">
            <text:p>99.18%</text:p>
          </table:table-cell>
          <table:table-cell office:value-type="percentage" office:value="0.9909" calcext:value-type="percentage">
            <text:p>99.09%</text:p>
          </table:table-cell>
          <table:table-cell/>
          <table:table-cell office:value-type="float" office:value="3" calcext:value-type="float">
            <text:p>3</text:p>
          </table:table-cell>
          <table:table-cell office:value-type="percentage" office:value="0.991682661548304" calcext:value-type="percentage">
            <text:p>99.17%</text:p>
          </table:table-cell>
          <table:table-cell office:value-type="percentage" office:value="0.982356647763075" calcext:value-type="percentage">
            <text:p>98.24%</text:p>
          </table:table-cell>
          <table:table-cell office:value-type="percentage" office:value="0.975625" calcext:value-type="percentage">
            <text:p>97.56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9927" calcext:value-type="percentage">
            <text:p>99.27%</text:p>
          </table:table-cell>
          <table:table-cell office:value-type="percentage" office:value="0.9933" calcext:value-type="percentage">
            <text:p>99.33%</text:p>
          </table:table-cell>
          <table:table-cell office:value-type="percentage" office:value="0.9911" calcext:value-type="percentage">
            <text:p>99.11%</text:p>
          </table:table-cell>
          <table:table-cell/>
          <table:table-cell office:value-type="float" office:value="4" calcext:value-type="float">
            <text:p>4</text:p>
          </table:table-cell>
          <table:table-cell office:value-type="percentage" office:value="0.990777338603425" calcext:value-type="percentage">
            <text:p>99.08%</text:p>
          </table:table-cell>
          <table:table-cell office:value-type="percentage" office:value="0.98761408083442" calcext:value-type="percentage">
            <text:p>98.76%</text:p>
          </table:table-cell>
          <table:table-cell office:value-type="percentage" office:value="0.973042362002567" calcext:value-type="percentage">
            <text:p>97.3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9916" calcext:value-type="percentage">
            <text:p>99.16%</text:p>
          </table:table-cell>
          <table:table-cell office:value-type="percentage" office:value="0.9922" calcext:value-type="percentage">
            <text:p>99.22%</text:p>
          </table:table-cell>
          <table:table-cell office:value-type="percentage" office:value="0.9918" calcext:value-type="percentage">
            <text:p>99.18%</text:p>
          </table:table-cell>
          <table:table-cell/>
          <table:table-cell office:value-type="float" office:value="5" calcext:value-type="float">
            <text:p>5</text:p>
          </table:table-cell>
          <table:table-cell office:value-type="percentage" office:value="0.994152046783626" calcext:value-type="percentage">
            <text:p>99.42%</text:p>
          </table:table-cell>
          <table:table-cell office:value-type="percentage" office:value="0.992898644286636" calcext:value-type="percentage">
            <text:p>99.29%</text:p>
          </table:table-cell>
          <table:table-cell office:value-type="percentage" office:value="0.98104864181933" calcext:value-type="percentage">
            <text:p>98.1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9921" calcext:value-type="percentage">
            <text:p>99.21%</text:p>
          </table:table-cell>
          <table:table-cell office:value-type="percentage" office:value="0.9929" calcext:value-type="percentage">
            <text:p>99.29%</text:p>
          </table:table-cell>
          <table:table-cell office:value-type="percentage" office:value="0.9914" calcext:value-type="percentage">
            <text:p>99.14%</text:p>
          </table:table-cell>
          <table:table-cell/>
          <table:table-cell office:value-type="float" office:value="6" calcext:value-type="float">
            <text:p>6</text:p>
          </table:table-cell>
          <table:table-cell office:value-type="percentage" office:value="0.986394557823129" calcext:value-type="percentage">
            <text:p>98.64%</text:p>
          </table:table-cell>
          <table:table-cell office:value-type="percentage" office:value="0.987661937075879" calcext:value-type="percentage">
            <text:p>98.77%</text:p>
          </table:table-cell>
          <table:table-cell office:value-type="percentage" office:value="0.975698663426488" calcext:value-type="percentage">
            <text:p>97.57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0.9921" calcext:value-type="percentage">
            <text:p>99.21%</text:p>
          </table:table-cell>
          <table:table-cell office:value-type="percentage" office:value="0.9923" calcext:value-type="percentage">
            <text:p>99.23%</text:p>
          </table:table-cell>
          <table:table-cell office:value-type="percentage" office:value="0.9911" calcext:value-type="percentage">
            <text:p>99.11%</text:p>
          </table:table-cell>
          <table:table-cell/>
          <table:table-cell office:value-type="float" office:value="7" calcext:value-type="float">
            <text:p>7</text:p>
          </table:table-cell>
          <table:table-cell office:value-type="percentage" office:value="0.993297587131367" calcext:value-type="percentage">
            <text:p>99.33%</text:p>
          </table:table-cell>
          <table:table-cell office:value-type="percentage" office:value="0.991989319092123" calcext:value-type="percentage">
            <text:p>99.20%</text:p>
          </table:table-cell>
          <table:table-cell office:value-type="percentage" office:value="0.982189973614776" calcext:value-type="percentage">
            <text:p>98.22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0.9921" calcext:value-type="percentage">
            <text:p>99.21%</text:p>
          </table:table-cell>
          <table:table-cell office:value-type="percentage" office:value="0.9925" calcext:value-type="percentage">
            <text:p>99.25%</text:p>
          </table:table-cell>
          <table:table-cell office:value-type="percentage" office:value="0.9916" calcext:value-type="percentage">
            <text:p>99.16%</text:p>
          </table:table-cell>
          <table:table-cell/>
          <table:table-cell office:value-type="float" office:value="8" calcext:value-type="float">
            <text:p>8</text:p>
          </table:table-cell>
          <table:table-cell office:value-type="percentage" office:value="0.994170984455958" calcext:value-type="percentage">
            <text:p>99.42%</text:p>
          </table:table-cell>
          <table:table-cell office:value-type="percentage" office:value="0.989756722151088" calcext:value-type="percentage">
            <text:p>98.98%</text:p>
          </table:table-cell>
          <table:table-cell office:value-type="percentage" office:value="0.97981072555205" calcext:value-type="percentage">
            <text:p>97.98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0.9917" calcext:value-type="percentage">
            <text:p>99.17%</text:p>
          </table:table-cell>
          <table:table-cell office:value-type="percentage" office:value="0.9911" calcext:value-type="percentage">
            <text:p>99.11%</text:p>
          </table:table-cell>
          <table:table-cell office:value-type="percentage" office:value="0.9908" calcext:value-type="percentage">
            <text:p>99.08%</text:p>
          </table:table-cell>
          <table:table-cell/>
          <table:table-cell office:value-type="float" office:value="9" calcext:value-type="float">
            <text:p>9</text:p>
          </table:table-cell>
          <table:table-cell office:value-type="percentage" office:value="0.989431968295905" calcext:value-type="percentage">
            <text:p>98.94%</text:p>
          </table:table-cell>
          <table:table-cell office:value-type="percentage" office:value="0.983617300131062" calcext:value-type="percentage">
            <text:p>98.36%</text:p>
          </table:table-cell>
          <table:table-cell office:value-type="percentage" office:value="0.978557504873294" calcext:value-type="percentage">
            <text:p>97.86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9921" calcext:value-type="percentage">
            <text:p>99.21%</text:p>
          </table:table-cell>
          <table:table-cell office:value-type="percentage" office:value="0.9925" calcext:value-type="percentage">
            <text:p>99.25%</text:p>
          </table:table-cell>
          <table:table-cell office:value-type="percentage" office:value="0.9909" calcext:value-type="percentage">
            <text:p>99.09%</text:p>
          </table:table-cell>
          <table:table-cell/>
          <table:table-cell office:value-type="float" office:value="10" calcext:value-type="float">
            <text:p>10</text:p>
          </table:table-cell>
          <table:table-cell office:value-type="percentage" office:value="0.991525423728814" calcext:value-type="percentage">
            <text:p>99.15%</text:p>
          </table:table-cell>
          <table:table-cell office:value-type="percentage" office:value="0.9921875" calcext:value-type="percentage">
            <text:p>99.22%</text:p>
          </table:table-cell>
          <table:table-cell office:value-type="percentage" office:value="0.97765006385696" calcext:value-type="percentage">
            <text:p>97.77%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5" table:formula="of:=AVERAGE([.B4:.B13])" office:value-type="percentage" office:value="0.99232" calcext:value-type="percentage">
            <text:p>99.23%</text:p>
          </table:table-cell>
          <table:table-cell table:style-name="ce5" table:formula="of:=AVERAGE([.C4:.C13])" office:value-type="percentage" office:value="0.99246" calcext:value-type="percentage">
            <text:p>99.25%</text:p>
          </table:table-cell>
          <table:table-cell table:style-name="ce5" table:formula="of:=AVERAGE([.D4:.D13])" office:value-type="percentage" office:value="0.99133" calcext:value-type="percentage">
            <text:p>99.13%</text:p>
          </table:table-cell>
          <table:table-cell/>
          <table:table-cell office:value-type="string" calcext:value-type="string">
            <text:p>Average</text:p>
          </table:table-cell>
          <table:table-cell table:style-name="ce5" table:formula="of:=AVERAGE([.G4:.G13])" office:value-type="percentage" office:value="0.992231699593428" calcext:value-type="percentage">
            <text:p>99.22%</text:p>
          </table:table-cell>
          <table:table-cell table:style-name="ce5" table:formula="of:=AVERAGE([.H4:.H13])" office:value-type="percentage" office:value="0.989377845949456" calcext:value-type="percentage">
            <text:p>98.94%</text:p>
          </table:table-cell>
          <table:table-cell table:style-name="ce5" table:formula="of:=AVERAGE([.I4:.I13])" office:value-type="percentage" office:value="0.977689674996034" calcext:value-type="percentage">
            <text:p>97.77%</text:p>
          </table:table-cell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Precision</text:p>
          </table:table-cell>
          <table:table-cell table:style-name="Default" table:number-columns-repeated="3"/>
          <table:table-cell/>
          <table:table-cell table:style-name="ce1" office:value-type="string" calcext:value-type="string">
            <text:p>F-Measure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Iteration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DT</text:p>
          </table:table-cell>
          <table:table-cell/>
          <table:table-cell table:style-name="ce2" office:value-type="string" calcext:value-type="string">
            <text:p>Iteration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D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963216957605985" calcext:value-type="percentage">
            <text:p>96.32%</text:p>
          </table:table-cell>
          <table:table-cell office:value-type="percentage" office:value="0.965087281795511" calcext:value-type="percentage">
            <text:p>96.51%</text:p>
          </table:table-cell>
          <table:table-cell office:value-type="percentage" office:value="0.968827930174564" calcext:value-type="percentage">
            <text:p>96.88%</text:p>
          </table:table-cell>
          <table:table-cell/>
          <table:table-cell office:value-type="float" office:value="1" calcext:value-type="float">
            <text:p>1</text:p>
          </table:table-cell>
          <table:table-cell office:value-type="percentage" office:value="0.979087452471483" calcext:value-type="percentage">
            <text:p>97.91%</text:p>
          </table:table-cell>
          <table:table-cell office:value-type="percentage" office:value="0.979746835443038" calcext:value-type="percentage">
            <text:p>97.97%</text:p>
          </table:table-cell>
          <table:table-cell office:value-type="percentage" office:value="0.974294670846395" calcext:value-type="percentage">
            <text:p>97.43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96002538071066" calcext:value-type="percentage">
            <text:p>96.00%</text:p>
          </table:table-cell>
          <table:table-cell office:value-type="percentage" office:value="0.960659898477157" calcext:value-type="percentage">
            <text:p>96.07%</text:p>
          </table:table-cell>
          <table:table-cell office:value-type="percentage" office:value="0.963832487309645" calcext:value-type="percentage">
            <text:p>96.38%</text:p>
          </table:table-cell>
          <table:table-cell/>
          <table:table-cell office:value-type="float" office:value="2" calcext:value-type="float">
            <text:p>2</text:p>
          </table:table-cell>
          <table:table-cell office:value-type="percentage" office:value="0.977390180878553" calcext:value-type="percentage">
            <text:p>97.74%</text:p>
          </table:table-cell>
          <table:table-cell office:value-type="percentage" office:value="0.975515463917525" calcext:value-type="percentage">
            <text:p>97.55%</text:p>
          </table:table-cell>
          <table:table-cell office:value-type="percentage" office:value="0.9740301378647" calcext:value-type="percentage">
            <text:p>97.4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960942343459392" calcext:value-type="percentage">
            <text:p>96.09%</text:p>
          </table:table-cell>
          <table:table-cell office:value-type="percentage" office:value="0.966522008679479" calcext:value-type="percentage">
            <text:p>96.65%</text:p>
          </table:table-cell>
          <table:table-cell office:value-type="percentage" office:value="0.967761934283943" calcext:value-type="percentage">
            <text:p>96.78%</text:p>
          </table:table-cell>
          <table:table-cell/>
          <table:table-cell office:value-type="float" office:value="3" calcext:value-type="float">
            <text:p>3</text:p>
          </table:table-cell>
          <table:table-cell office:value-type="percentage" office:value="0.976070528967254" calcext:value-type="percentage">
            <text:p>97.61%</text:p>
          </table:table-cell>
          <table:table-cell office:value-type="percentage" office:value="0.974375" calcext:value-type="percentage">
            <text:p>97.44%</text:p>
          </table:table-cell>
          <table:table-cell office:value-type="percentage" office:value="0.971677559912854" calcext:value-type="percentage">
            <text:p>97.17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962252079334613" calcext:value-type="percentage">
            <text:p>96.23%</text:p>
          </table:table-cell>
          <table:table-cell office:value-type="percentage" office:value="0.969289827255278" calcext:value-type="percentage">
            <text:p>96.93%</text:p>
          </table:table-cell>
          <table:table-cell office:value-type="percentage" office:value="0.969929622520793" calcext:value-type="percentage">
            <text:p>96.99%</text:p>
          </table:table-cell>
          <table:table-cell/>
          <table:table-cell office:value-type="float" office:value="4" calcext:value-type="float">
            <text:p>4</text:p>
          </table:table-cell>
          <table:table-cell office:value-type="percentage" office:value="0.976306394027913" calcext:value-type="percentage">
            <text:p>97.63%</text:p>
          </table:table-cell>
          <table:table-cell office:value-type="percentage" office:value="0.978366160800775" calcext:value-type="percentage">
            <text:p>97.84%</text:p>
          </table:table-cell>
          <table:table-cell office:value-type="percentage" office:value="0.971483498878565" calcext:value-type="percentage">
            <text:p>97.15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953271028037383" calcext:value-type="percentage">
            <text:p>95.33%</text:p>
          </table:table-cell>
          <table:table-cell office:value-type="percentage" office:value="0.958255451713396" calcext:value-type="percentage">
            <text:p>95.83%</text:p>
          </table:table-cell>
          <table:table-cell office:value-type="percentage" office:value="0.967601246105919" calcext:value-type="percentage">
            <text:p>96.76%</text:p>
          </table:table-cell>
          <table:table-cell/>
          <table:table-cell office:value-type="float" office:value="5" calcext:value-type="float">
            <text:p>5</text:p>
          </table:table-cell>
          <table:table-cell office:value-type="percentage" office:value="0.973282442748092" calcext:value-type="percentage">
            <text:p>97.33%</text:p>
          </table:table-cell>
          <table:table-cell office:value-type="percentage" office:value="0.975269499048827" calcext:value-type="percentage">
            <text:p>97.53%</text:p>
          </table:table-cell>
          <table:table-cell office:value-type="percentage" office:value="0.974278544542033" calcext:value-type="percentage">
            <text:p>97.43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965496368038741" calcext:value-type="percentage">
            <text:p>96.55%</text:p>
          </table:table-cell>
          <table:table-cell office:value-type="percentage" office:value="0.969128329297821" calcext:value-type="percentage">
            <text:p>96.91%</text:p>
          </table:table-cell>
          <table:table-cell office:value-type="percentage" office:value="0.972154963680388" calcext:value-type="percentage">
            <text:p>97.22%</text:p>
          </table:table-cell>
          <table:table-cell/>
          <table:table-cell office:value-type="float" office:value="6" calcext:value-type="float">
            <text:p>6</text:p>
          </table:table-cell>
          <table:table-cell office:value-type="percentage" office:value="0.975833588253288" calcext:value-type="percentage">
            <text:p>97.58%</text:p>
          </table:table-cell>
          <table:table-cell office:value-type="percentage" office:value="0.978307363275283" calcext:value-type="percentage">
            <text:p>97.83%</text:p>
          </table:table-cell>
          <table:table-cell office:value-type="percentage" office:value="0.973923590054578" calcext:value-type="percentage">
            <text:p>97.39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0.955512572533849" calcext:value-type="percentage">
            <text:p>95.55%</text:p>
          </table:table-cell>
          <table:table-cell office:value-type="percentage" office:value="0.958091553836235" calcext:value-type="percentage">
            <text:p>95.81%</text:p>
          </table:table-cell>
          <table:table-cell office:value-type="percentage" office:value="0.960025789813024" calcext:value-type="percentage">
            <text:p>96.00%</text:p>
          </table:table-cell>
          <table:table-cell/>
          <table:table-cell office:value-type="float" office:value="7" calcext:value-type="float">
            <text:p>7</text:p>
          </table:table-cell>
          <table:table-cell office:value-type="percentage" office:value="0.974038777522182" calcext:value-type="percentage">
            <text:p>97.40%</text:p>
          </table:table-cell>
          <table:table-cell office:value-type="percentage" office:value="0.974745818301082" calcext:value-type="percentage">
            <text:p>97.47%</text:p>
          </table:table-cell>
          <table:table-cell office:value-type="percentage" office:value="0.97098141506358" calcext:value-type="percentage">
            <text:p>97.10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0.956386292834891" calcext:value-type="percentage">
            <text:p>95.64%</text:p>
          </table:table-cell>
          <table:table-cell office:value-type="percentage" office:value="0.963239875389408" calcext:value-type="percentage">
            <text:p>96.32%</text:p>
          </table:table-cell>
          <table:table-cell office:value-type="percentage" office:value="0.967601246105919" calcext:value-type="percentage">
            <text:p>96.76%</text:p>
          </table:table-cell>
          <table:table-cell/>
          <table:table-cell office:value-type="float" office:value="8" calcext:value-type="float">
            <text:p>8</text:p>
          </table:table-cell>
          <table:table-cell office:value-type="percentage" office:value="0.974912670689108" calcext:value-type="percentage">
            <text:p>97.49%</text:p>
          </table:table-cell>
          <table:table-cell office:value-type="percentage" office:value="0.976318282286075" calcext:value-type="percentage">
            <text:p>97.63%</text:p>
          </table:table-cell>
          <table:table-cell office:value-type="percentage" office:value="0.973667711598746" calcext:value-type="percentage">
            <text:p>97.37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0.957188498402556" calcext:value-type="percentage">
            <text:p>95.72%</text:p>
          </table:table-cell>
          <table:table-cell office:value-type="percentage" office:value="0.959105431309904" calcext:value-type="percentage">
            <text:p>95.91%</text:p>
          </table:table-cell>
          <table:table-cell office:value-type="percentage" office:value="0.962300319488818" calcext:value-type="percentage">
            <text:p>96.23%</text:p>
          </table:table-cell>
          <table:table-cell/>
          <table:table-cell office:value-type="float" office:value="9" calcext:value-type="float">
            <text:p>9</text:p>
          </table:table-cell>
          <table:table-cell office:value-type="percentage" office:value="0.973043195842806" calcext:value-type="percentage">
            <text:p>97.30%</text:p>
          </table:table-cell>
          <table:table-cell office:value-type="percentage" office:value="0.971206729213846" calcext:value-type="percentage">
            <text:p>97.12%</text:p>
          </table:table-cell>
          <table:table-cell office:value-type="percentage" office:value="0.970360824742268" calcext:value-type="percentage">
            <text:p>97.04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958412098298677" calcext:value-type="percentage">
            <text:p>95.84%</text:p>
          </table:table-cell>
          <table:table-cell office:value-type="percentage" office:value="0.960302457466919" calcext:value-type="percentage">
            <text:p>96.03%</text:p>
          </table:table-cell>
          <table:table-cell office:value-type="percentage" office:value="0.96471329552615" calcext:value-type="percentage">
            <text:p>96.47%</text:p>
          </table:table-cell>
          <table:table-cell/>
          <table:table-cell office:value-type="float" office:value="10" calcext:value-type="float">
            <text:p>10</text:p>
          </table:table-cell>
          <table:table-cell office:value-type="percentage" office:value="0.974687600128164" calcext:value-type="percentage">
            <text:p>97.47%</text:p>
          </table:table-cell>
          <table:table-cell office:value-type="percentage" office:value="0.975984630163304" calcext:value-type="percentage">
            <text:p>97.60%</text:p>
          </table:table-cell>
          <table:table-cell office:value-type="percentage" office:value="0.971138598160482" calcext:value-type="percentage">
            <text:p>97.11%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5" table:formula="of:=AVERAGE([.B19:.B28])" office:value-type="percentage" office:value="0.959270361925675" calcext:value-type="percentage">
            <text:p>95.93%</text:p>
          </table:table-cell>
          <table:table-cell table:style-name="ce5" table:formula="of:=AVERAGE([.C19:.C28])" office:value-type="percentage" office:value="0.962968211522111" calcext:value-type="percentage">
            <text:p>96.30%</text:p>
          </table:table-cell>
          <table:table-cell table:style-name="ce5" table:formula="of:=AVERAGE([.D19:.D28])" office:value-type="percentage" office:value="0.966474883500916" calcext:value-type="percentage">
            <text:p>96.65%</text:p>
          </table:table-cell>
          <table:table-cell/>
          <table:table-cell office:value-type="string" calcext:value-type="string">
            <text:p>Average</text:p>
          </table:table-cell>
          <table:table-cell table:style-name="ce5" table:formula="of:=AVERAGE([.G19:.G28])" office:value-type="percentage" office:value="0.975465283152884" calcext:value-type="percentage">
            <text:p>97.55%</text:p>
          </table:table-cell>
          <table:table-cell table:style-name="ce5" table:formula="of:=AVERAGE([.H19:.H28])" office:value-type="percentage" office:value="0.975983578244975" calcext:value-type="percentage">
            <text:p>97.60%</text:p>
          </table:table-cell>
          <table:table-cell table:style-name="ce5" table:formula="of:=AVERAGE([.I19:.I28])" office:value-type="percentage" office:value="0.97258365516642" calcext:value-type="percentage">
            <text:p>97.26%</text:p>
          </table:table-cell>
        </table:table-row>
      </table:table>
      <table:table table:name="Imbalance 110.449 tweets" table:style-name="ta1">
        <table:table-column table:style-name="co1" table:default-cell-style-name="ce3"/>
        <table:table-column table:style-name="co2" table:number-columns-repeated="3" table:default-cell-style-name="ce4"/>
        <table:table-column table:style-name="co3" table:default-cell-style-name="Default"/>
        <table:table-column table:style-name="co1" table:default-cell-style-name="ce3"/>
        <table:table-column table:style-name="co2" table:number-columns-repeated="3" table:default-cell-style-name="ce4"/>
        <table:table-row table:style-name="ro1"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Accuracy</text:p>
          </table:table-cell>
          <table:table-cell table:style-name="Default" table:number-columns-repeated="3"/>
          <table:table-cell/>
          <table:table-cell table:style-name="ce1" office:value-type="string" calcext:value-type="string">
            <text:p>Recall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Iteration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DT</text:p>
          </table:table-cell>
          <table:table-cell/>
          <table:table-cell table:style-name="ce2" office:value-type="string" calcext:value-type="string">
            <text:p>Iteration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D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993480622962695" calcext:value-type="percentage">
            <text:p>99.35%</text:p>
          </table:table-cell>
          <table:table-cell office:value-type="percentage" office:value="0.993390076059399" calcext:value-type="percentage">
            <text:p>99.34%</text:p>
          </table:table-cell>
          <table:table-cell office:value-type="percentage" office:value="0.992303513219848" calcext:value-type="percentage">
            <text:p>99.23%</text:p>
          </table:table-cell>
          <table:table-cell/>
          <table:table-cell office:value-type="float" office:value="1" calcext:value-type="float">
            <text:p>1</text:p>
          </table:table-cell>
          <table:table-cell office:value-type="percentage" office:value="0.989461358313817" calcext:value-type="percentage">
            <text:p>98.95%</text:p>
          </table:table-cell>
          <table:table-cell office:value-type="percentage" office:value="0.988310929281122" calcext:value-type="percentage">
            <text:p>98.83%</text:p>
          </table:table-cell>
          <table:table-cell office:value-type="percentage" office:value="0.97864974033468" calcext:value-type="percentage">
            <text:p>97.86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992303513219848" calcext:value-type="percentage">
            <text:p>99.23%</text:p>
          </table:table-cell>
          <table:table-cell office:value-type="percentage" office:value="0.992846794639623" calcext:value-type="percentage">
            <text:p>99.28%</text:p>
          </table:table-cell>
          <table:table-cell office:value-type="percentage" office:value="0.991126403477001" calcext:value-type="percentage">
            <text:p>99.11%</text:p>
          </table:table-cell>
          <table:table-cell/>
          <table:table-cell office:value-type="float" office:value="2" calcext:value-type="float">
            <text:p>2</text:p>
          </table:table-cell>
          <table:table-cell office:value-type="percentage" office:value="0.992330383480826" calcext:value-type="percentage">
            <text:p>99.23%</text:p>
          </table:table-cell>
          <table:table-cell office:value-type="percentage" office:value="0.991779213153259" calcext:value-type="percentage">
            <text:p>99.18%</text:p>
          </table:table-cell>
          <table:table-cell office:value-type="percentage" office:value="0.980278422273782" calcext:value-type="percentage">
            <text:p>98.03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991307497283593" calcext:value-type="percentage">
            <text:p>99.13%</text:p>
          </table:table-cell>
          <table:table-cell office:value-type="percentage" office:value="0.991850778703368" calcext:value-type="percentage">
            <text:p>99.19%</text:p>
          </table:table-cell>
          <table:table-cell office:value-type="percentage" office:value="0.991126403477001" calcext:value-type="percentage">
            <text:p>99.11%</text:p>
          </table:table-cell>
          <table:table-cell/>
          <table:table-cell office:value-type="float" office:value="3" calcext:value-type="float">
            <text:p>3</text:p>
          </table:table-cell>
          <table:table-cell office:value-type="percentage" office:value="0.991788856304985" calcext:value-type="percentage">
            <text:p>99.18%</text:p>
          </table:table-cell>
          <table:table-cell office:value-type="percentage" office:value="0.991243432574431" calcext:value-type="percentage">
            <text:p>99.12%</text:p>
          </table:table-cell>
          <table:table-cell office:value-type="percentage" office:value="0.982708933717579" calcext:value-type="percentage">
            <text:p>98.27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992665700833032" calcext:value-type="percentage">
            <text:p>99.27%</text:p>
          </table:table-cell>
          <table:table-cell office:value-type="percentage" office:value="0.992846794639623" calcext:value-type="percentage">
            <text:p>99.28%</text:p>
          </table:table-cell>
          <table:table-cell office:value-type="percentage" office:value="0.990945309670409" calcext:value-type="percentage">
            <text:p>99.09%</text:p>
          </table:table-cell>
          <table:table-cell/>
          <table:table-cell office:value-type="float" office:value="4" calcext:value-type="float">
            <text:p>4</text:p>
          </table:table-cell>
          <table:table-cell office:value-type="percentage" office:value="0.994246260069045" calcext:value-type="percentage">
            <text:p>99.42%</text:p>
          </table:table-cell>
          <table:table-cell office:value-type="percentage" office:value="0.990307867730901" calcext:value-type="percentage">
            <text:p>99.03%</text:p>
          </table:table-cell>
          <table:table-cell office:value-type="percentage" office:value="0.977515458122541" calcext:value-type="percentage">
            <text:p>97.75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992575153929736" calcext:value-type="percentage">
            <text:p>99.26%</text:p>
          </table:table-cell>
          <table:table-cell office:value-type="percentage" office:value="0.992394060123144" calcext:value-type="percentage">
            <text:p>99.24%</text:p>
          </table:table-cell>
          <table:table-cell office:value-type="percentage" office:value="0.991398044186889" calcext:value-type="percentage">
            <text:p>99.14%</text:p>
          </table:table-cell>
          <table:table-cell/>
          <table:table-cell office:value-type="float" office:value="5" calcext:value-type="float">
            <text:p>5</text:p>
          </table:table-cell>
          <table:table-cell office:value-type="percentage" office:value="0.989904988123516" calcext:value-type="percentage">
            <text:p>98.99%</text:p>
          </table:table-cell>
          <table:table-cell office:value-type="percentage" office:value="0.988730723606168" calcext:value-type="percentage">
            <text:p>98.87%</text:p>
          </table:table-cell>
          <table:table-cell office:value-type="percentage" office:value="0.977816695855225" calcext:value-type="percentage">
            <text:p>97.78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992303513219848" calcext:value-type="percentage">
            <text:p>99.23%</text:p>
          </table:table-cell>
          <table:table-cell office:value-type="percentage" office:value="0.991760231800072" calcext:value-type="percentage">
            <text:p>99.18%</text:p>
          </table:table-cell>
          <table:table-cell office:value-type="percentage" office:value="0.991307497283593" calcext:value-type="percentage">
            <text:p>99.13%</text:p>
          </table:table-cell>
          <table:table-cell/>
          <table:table-cell office:value-type="float" office:value="6" calcext:value-type="float">
            <text:p>6</text:p>
          </table:table-cell>
          <table:table-cell office:value-type="percentage" office:value="0.992818671454219" calcext:value-type="percentage">
            <text:p>99.28%</text:p>
          </table:table-cell>
          <table:table-cell office:value-type="percentage" office:value="0.986366330764671" calcext:value-type="percentage">
            <text:p>98.64%</text:p>
          </table:table-cell>
          <table:table-cell office:value-type="percentage" office:value="0.976135040745052" calcext:value-type="percentage">
            <text:p>97.61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0.992756247736327" calcext:value-type="percentage">
            <text:p>99.28%</text:p>
          </table:table-cell>
          <table:table-cell office:value-type="percentage" office:value="0.99203187250996" calcext:value-type="percentage">
            <text:p>99.20%</text:p>
          </table:table-cell>
          <table:table-cell office:value-type="percentage" office:value="0.991126403477001" calcext:value-type="percentage">
            <text:p>99.11%</text:p>
          </table:table-cell>
          <table:table-cell/>
          <table:table-cell office:value-type="float" office:value="7" calcext:value-type="float">
            <text:p>7</text:p>
          </table:table-cell>
          <table:table-cell office:value-type="percentage" office:value="0.994764397905759" calcext:value-type="percentage">
            <text:p>99.48%</text:p>
          </table:table-cell>
          <table:table-cell office:value-type="percentage" office:value="0.989023685730792" calcext:value-type="percentage">
            <text:p>98.90%</text:p>
          </table:table-cell>
          <table:table-cell office:value-type="percentage" office:value="0.978396816372939" calcext:value-type="percentage">
            <text:p>97.84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0.992212966316552" calcext:value-type="percentage">
            <text:p>99.22%</text:p>
          </table:table-cell>
          <table:table-cell office:value-type="percentage" office:value="0.991579137993481" calcext:value-type="percentage">
            <text:p>99.16%</text:p>
          </table:table-cell>
          <table:table-cell office:value-type="percentage" office:value="0.990673668960521" calcext:value-type="percentage">
            <text:p>99.07%</text:p>
          </table:table-cell>
          <table:table-cell/>
          <table:table-cell office:value-type="float" office:value="8" calcext:value-type="float">
            <text:p>8</text:p>
          </table:table-cell>
          <table:table-cell office:value-type="percentage" office:value="0.994388327721661" calcext:value-type="percentage">
            <text:p>99.44%</text:p>
          </table:table-cell>
          <table:table-cell office:value-type="percentage" office:value="0.986149584487534" calcext:value-type="percentage">
            <text:p>98.61%</text:p>
          </table:table-cell>
          <table:table-cell office:value-type="percentage" office:value="0.976515565264883" calcext:value-type="percentage">
            <text:p>97.65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0.992665700833032" calcext:value-type="percentage">
            <text:p>99.27%</text:p>
          </table:table-cell>
          <table:table-cell office:value-type="percentage" office:value="0.992756247736327" calcext:value-type="percentage">
            <text:p>99.28%</text:p>
          </table:table-cell>
          <table:table-cell office:value-type="percentage" office:value="0.992394060123144" calcext:value-type="percentage">
            <text:p>99.24%</text:p>
          </table:table-cell>
          <table:table-cell/>
          <table:table-cell office:value-type="float" office:value="9" calcext:value-type="float">
            <text:p>9</text:p>
          </table:table-cell>
          <table:table-cell office:value-type="percentage" office:value="0.990159901599016" calcext:value-type="percentage">
            <text:p>99.02%</text:p>
          </table:table-cell>
          <table:table-cell office:value-type="percentage" office:value="0.990165949600492" calcext:value-type="percentage">
            <text:p>99.02%</text:p>
          </table:table-cell>
          <table:table-cell office:value-type="percentage" office:value="0.982413583990297" calcext:value-type="percentage">
            <text:p>98.24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991398044186889" calcext:value-type="percentage">
            <text:p>99.14%</text:p>
          </table:table-cell>
          <table:table-cell office:value-type="percentage" office:value="0.991488591090185" calcext:value-type="percentage">
            <text:p>99.15%</text:p>
          </table:table-cell>
          <table:table-cell office:value-type="percentage" office:value="0.990945309670409" calcext:value-type="percentage">
            <text:p>99.09%</text:p>
          </table:table-cell>
          <table:table-cell/>
          <table:table-cell office:value-type="float" office:value="10" calcext:value-type="float">
            <text:p>10</text:p>
          </table:table-cell>
          <table:table-cell office:value-type="percentage" office:value="0.994036970781157" calcext:value-type="percentage">
            <text:p>99.40%</text:p>
          </table:table-cell>
          <table:table-cell office:value-type="percentage" office:value="0.989374262101535" calcext:value-type="percentage">
            <text:p>98.94%</text:p>
          </table:table-cell>
          <table:table-cell office:value-type="percentage" office:value="0.979674796747967" calcext:value-type="percentage">
            <text:p>97.97%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5" table:formula="of:=AVERAGE([.B4:.B13])" office:value-type="percentage" office:value="0.992366896052155" calcext:value-type="percentage">
            <text:p>99.24%</text:p>
          </table:table-cell>
          <table:table-cell table:style-name="ce5" table:formula="of:=AVERAGE([.C4:.C13])" office:value-type="percentage" office:value="0.992294458529518" calcext:value-type="percentage">
            <text:p>99.23%</text:p>
          </table:table-cell>
          <table:table-cell table:style-name="ce5" table:formula="of:=AVERAGE([.D4:.D13])" office:value-type="percentage" office:value="0.991334661354582" calcext:value-type="percentage">
            <text:p>99.13%</text:p>
          </table:table-cell>
          <table:table-cell/>
          <table:table-cell office:value-type="string" calcext:value-type="string">
            <text:p>Average</text:p>
          </table:table-cell>
          <table:table-cell table:style-name="ce5" table:formula="of:=AVERAGE([.G4:.G13])" office:value-type="percentage" office:value="0.9923900115754" calcext:value-type="percentage">
            <text:p>99.24%</text:p>
          </table:table-cell>
          <table:table-cell table:style-name="ce5" table:formula="of:=AVERAGE([.H4:.H13])" office:value-type="percentage" office:value="0.98914519790309" calcext:value-type="percentage">
            <text:p>98.91%</text:p>
          </table:table-cell>
          <table:table-cell table:style-name="ce5" table:formula="of:=AVERAGE([.I4:.I13])" office:value-type="percentage" office:value="0.979010505342495" calcext:value-type="percentage">
            <text:p>97.90%</text:p>
          </table:table-cell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Precision</text:p>
          </table:table-cell>
          <table:table-cell table:style-name="Default" table:number-columns-repeated="3"/>
          <table:table-cell/>
          <table:table-cell table:style-name="ce1" office:value-type="string" calcext:value-type="string">
            <text:p>F-Measure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Iteration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DT</text:p>
          </table:table-cell>
          <table:table-cell/>
          <table:table-cell table:style-name="ce2" office:value-type="string" calcext:value-type="string">
            <text:p>Iteration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D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969036697247706" calcext:value-type="percentage">
            <text:p>96.90%</text:p>
          </table:table-cell>
          <table:table-cell office:value-type="percentage" office:value="0.969610091743119" calcext:value-type="percentage">
            <text:p>96.96%</text:p>
          </table:table-cell>
          <table:table-cell office:value-type="percentage" office:value="0.972477064220183" calcext:value-type="percentage">
            <text:p>97.25%</text:p>
          </table:table-cell>
          <table:table-cell/>
          <table:table-cell office:value-type="float" office:value="1" calcext:value-type="float">
            <text:p>1</text:p>
          </table:table-cell>
          <table:table-cell office:value-type="percentage" office:value="0.979142526071842" calcext:value-type="percentage">
            <text:p>97.91%</text:p>
          </table:table-cell>
          <table:table-cell office:value-type="percentage" office:value="0.978871201157742" calcext:value-type="percentage">
            <text:p>97.89%</text:p>
          </table:table-cell>
          <table:table-cell office:value-type="percentage" office:value="0.975553638193845" calcext:value-type="percentage">
            <text:p>97.56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958950969213227" calcext:value-type="percentage">
            <text:p>95.90%</text:p>
          </table:table-cell>
          <table:table-cell office:value-type="percentage" office:value="0.962941847206385" calcext:value-type="percentage">
            <text:p>96.29%</text:p>
          </table:table-cell>
          <table:table-cell office:value-type="percentage" office:value="0.96351197263398" calcext:value-type="percentage">
            <text:p>96.35%</text:p>
          </table:table-cell>
          <table:table-cell/>
          <table:table-cell office:value-type="float" office:value="2" calcext:value-type="float">
            <text:p>2</text:p>
          </table:table-cell>
          <table:table-cell office:value-type="percentage" office:value="0.975355175413163" calcext:value-type="percentage">
            <text:p>97.54%</text:p>
          </table:table-cell>
          <table:table-cell office:value-type="percentage" office:value="0.977147816025455" calcext:value-type="percentage">
            <text:p>97.71%</text:p>
          </table:table-cell>
          <table:table-cell office:value-type="percentage" office:value="0.971822886716504" calcext:value-type="percentage">
            <text:p>97.18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953750705019741" calcext:value-type="percentage">
            <text:p>95.38%</text:p>
          </table:table-cell>
          <table:table-cell office:value-type="percentage" office:value="0.957698815566836" calcext:value-type="percentage">
            <text:p>95.77%</text:p>
          </table:table-cell>
          <table:table-cell office:value-type="percentage" office:value="0.961646926113931" calcext:value-type="percentage">
            <text:p>96.16%</text:p>
          </table:table-cell>
          <table:table-cell/>
          <table:table-cell office:value-type="float" office:value="3" calcext:value-type="float">
            <text:p>3</text:p>
          </table:table-cell>
          <table:table-cell office:value-type="percentage" office:value="0.972397929844738" calcext:value-type="percentage">
            <text:p>97.24%</text:p>
          </table:table-cell>
          <table:table-cell office:value-type="percentage" office:value="0.974182444061962" calcext:value-type="percentage">
            <text:p>97.42%</text:p>
          </table:table-cell>
          <table:table-cell office:value-type="percentage" office:value="0.972063854047891" calcext:value-type="percentage">
            <text:p>97.21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96053362979433" calcext:value-type="percentage">
            <text:p>96.05%</text:p>
          </table:table-cell>
          <table:table-cell office:value-type="percentage" office:value="0.965536409116175" calcext:value-type="percentage">
            <text:p>96.55%</text:p>
          </table:table-cell>
          <table:table-cell office:value-type="percentage" office:value="0.966648137854364" calcext:value-type="percentage">
            <text:p>96.66%</text:p>
          </table:table-cell>
          <table:table-cell/>
          <table:table-cell office:value-type="float" office:value="4" calcext:value-type="float">
            <text:p>4</text:p>
          </table:table-cell>
          <table:table-cell office:value-type="percentage" office:value="0.977099236641221" calcext:value-type="percentage">
            <text:p>97.71%</text:p>
          </table:table-cell>
          <table:table-cell office:value-type="percentage" office:value="0.977765268786941" calcext:value-type="percentage">
            <text:p>97.78%</text:p>
          </table:table-cell>
          <table:table-cell office:value-type="percentage" office:value="0.972051425377306" calcext:value-type="percentage">
            <text:p>97.21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percentage" office:value="0.962471131639723" calcext:value-type="percentage">
            <text:p>96.25%</text:p>
          </table:table-cell>
          <table:table-cell office:value-type="percentage" office:value="0.967090069284065" calcext:value-type="percentage">
            <text:p>96.71%</text:p>
          </table:table-cell>
          <table:table-cell/>
          <table:table-cell office:value-type="float" office:value="5" calcext:value-type="float">
            <text:p>5</text:p>
          </table:table-cell>
          <table:table-cell office:value-type="percentage" office:value="0.975995316159251" calcext:value-type="percentage">
            <text:p>97.60%</text:p>
          </table:table-cell>
          <table:table-cell office:value-type="percentage" office:value="0.975424224692803" calcext:value-type="percentage">
            <text:p>97.54%</text:p>
          </table:table-cell>
          <table:table-cell office:value-type="percentage" office:value="0.972423802612482" calcext:value-type="percentage">
            <text:p>97.24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957852193995381" calcext:value-type="percentage">
            <text:p>95.79%</text:p>
          </table:table-cell>
          <table:table-cell office:value-type="percentage" office:value="0.960739030023095" calcext:value-type="percentage">
            <text:p>96.07%</text:p>
          </table:table-cell>
          <table:table-cell office:value-type="percentage" office:value="0.96824480369515" calcext:value-type="percentage">
            <text:p>96.82%</text:p>
          </table:table-cell>
          <table:table-cell/>
          <table:table-cell office:value-type="float" office:value="6" calcext:value-type="float">
            <text:p>6</text:p>
          </table:table-cell>
          <table:table-cell office:value-type="percentage" office:value="0.97502203937702" calcext:value-type="percentage">
            <text:p>97.50%</text:p>
          </table:table-cell>
          <table:table-cell office:value-type="percentage" office:value="0.973384030418251" calcext:value-type="percentage">
            <text:p>97.34%</text:p>
          </table:table-cell>
          <table:table-cell office:value-type="percentage" office:value="0.972173913043478" calcext:value-type="percentage">
            <text:p>97.22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0.960134755755194" calcext:value-type="percentage">
            <text:p>96.01%</text:p>
          </table:table-cell>
          <table:table-cell office:value-type="percentage" office:value="0.961257720381808" calcext:value-type="percentage">
            <text:p>96.13%</text:p>
          </table:table-cell>
          <table:table-cell office:value-type="percentage" office:value="0.966311061201572" calcext:value-type="percentage">
            <text:p>96.63%</text:p>
          </table:table-cell>
          <table:table-cell/>
          <table:table-cell office:value-type="float" office:value="7" calcext:value-type="float">
            <text:p>7</text:p>
          </table:table-cell>
          <table:table-cell office:value-type="percentage" office:value="0.977142857142857" calcext:value-type="percentage">
            <text:p>97.71%</text:p>
          </table:table-cell>
          <table:table-cell office:value-type="percentage" office:value="0.9749430523918" calcext:value-type="percentage">
            <text:p>97.49%</text:p>
          </table:table-cell>
          <table:table-cell office:value-type="percentage" office:value="0.972316384180791" calcext:value-type="percentage">
            <text:p>97.23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0.958874458874459" calcext:value-type="percentage">
            <text:p>95.89%</text:p>
          </table:table-cell>
          <table:table-cell office:value-type="percentage" office:value="0.963203463203463" calcext:value-type="percentage">
            <text:p>96.32%</text:p>
          </table:table-cell>
          <table:table-cell office:value-type="percentage" office:value="0.967532467532468" calcext:value-type="percentage">
            <text:p>96.75%</text:p>
          </table:table-cell>
          <table:table-cell/>
          <table:table-cell office:value-type="float" office:value="8" calcext:value-type="float">
            <text:p>8</text:p>
          </table:table-cell>
          <table:table-cell office:value-type="percentage" office:value="0.976308539944904" calcext:value-type="percentage">
            <text:p>97.63%</text:p>
          </table:table-cell>
          <table:table-cell office:value-type="percentage" office:value="0.974541472762113" calcext:value-type="percentage">
            <text:p>97.45%</text:p>
          </table:table-cell>
          <table:table-cell office:value-type="percentage" office:value="0.972003261755912" calcext:value-type="percentage">
            <text:p>97.20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0.961194029850746" calcext:value-type="percentage">
            <text:p>96.12%</text:p>
          </table:table-cell>
          <table:table-cell office:value-type="percentage" office:value="0.961791044776119" calcext:value-type="percentage">
            <text:p>96.18%</text:p>
          </table:table-cell>
          <table:table-cell office:value-type="percentage" office:value="0.967164179104478" calcext:value-type="percentage">
            <text:p>96.72%</text:p>
          </table:table-cell>
          <table:table-cell/>
          <table:table-cell office:value-type="float" office:value="9" calcext:value-type="float">
            <text:p>9</text:p>
          </table:table-cell>
          <table:table-cell office:value-type="percentage" office:value="0.975461981217813" calcext:value-type="percentage">
            <text:p>97.55%</text:p>
          </table:table-cell>
          <table:table-cell office:value-type="percentage" office:value="0.975772259236826" calcext:value-type="percentage">
            <text:p>97.58%</text:p>
          </table:table-cell>
          <table:table-cell office:value-type="percentage" office:value="0.974729241877256" calcext:value-type="percentage">
            <text:p>97.47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95148401826484" calcext:value-type="percentage">
            <text:p>95.15%</text:p>
          </table:table-cell>
          <table:table-cell office:value-type="percentage" office:value="0.95662100456621" calcext:value-type="percentage">
            <text:p>95.66%</text:p>
          </table:table-cell>
          <table:table-cell office:value-type="percentage" office:value="0.962899543378995" calcext:value-type="percentage">
            <text:p>96.29%</text:p>
          </table:table-cell>
          <table:table-cell/>
          <table:table-cell office:value-type="float" office:value="10" calcext:value-type="float">
            <text:p>10</text:p>
          </table:table-cell>
          <table:table-cell office:value-type="percentage" office:value="0.972295129775445" calcext:value-type="percentage">
            <text:p>97.23%</text:p>
          </table:table-cell>
          <table:table-cell office:value-type="percentage" office:value="0.972721996517702" calcext:value-type="percentage">
            <text:p>97.27%</text:p>
          </table:table-cell>
          <table:table-cell office:value-type="percentage" office:value="0.971214738054116" calcext:value-type="percentage">
            <text:p>97.12%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5" table:formula="of:=AVERAGE([.B19:.B28])" office:value-type="percentage" office:value="0.959428258965535" calcext:value-type="percentage">
            <text:p>95.94%</text:p>
          </table:table-cell>
          <table:table-cell table:style-name="ce5" table:formula="of:=AVERAGE([.C19:.C28])" office:value-type="percentage" office:value="0.962187055822293" calcext:value-type="percentage">
            <text:p>96.22%</text:p>
          </table:table-cell>
          <table:table-cell table:style-name="ce5" table:formula="of:=AVERAGE([.D19:.D28])" office:value-type="percentage" office:value="0.966352622501919" calcext:value-type="percentage">
            <text:p>96.64%</text:p>
          </table:table-cell>
          <table:table-cell/>
          <table:table-cell office:value-type="string" calcext:value-type="string">
            <text:p>Average</text:p>
          </table:table-cell>
          <table:table-cell table:style-name="ce5" table:formula="of:=AVERAGE([.G19:.G28])" office:value-type="percentage" office:value="0.975622073158825" calcext:value-type="percentage">
            <text:p>97.56%</text:p>
          </table:table-cell>
          <table:table-cell table:style-name="ce5" table:formula="of:=AVERAGE([.H19:.H28])" office:value-type="percentage" office:value="0.975475376605159" calcext:value-type="percentage">
            <text:p>97.55%</text:p>
          </table:table-cell>
          <table:table-cell table:style-name="ce5" table:formula="of:=AVERAGE([.I19:.I28])" office:value-type="percentage" office:value="0.972635314585958" calcext:value-type="percentage">
            <text:p>97.26%</text:p>
          </table:table-cell>
        </table:table-row>
      </table:table>
      <table:table table:name="Balance 35.184 tweets" table:style-name="ta1">
        <table:table-column table:style-name="co1" table:default-cell-style-name="ce3"/>
        <table:table-column table:style-name="co2" table:number-columns-repeated="3" table:default-cell-style-name="ce4"/>
        <table:table-column table:style-name="co3" table:default-cell-style-name="Default"/>
        <table:table-column table:style-name="co1" table:default-cell-style-name="ce3"/>
        <table:table-column table:style-name="co2" table:number-columns-repeated="3" table:default-cell-style-name="ce4"/>
        <table:table-row table:style-name="ro1"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Accuracy</text:p>
          </table:table-cell>
          <table:table-cell table:style-name="Default" table:number-columns-repeated="3"/>
          <table:table-cell/>
          <table:table-cell table:style-name="ce1" office:value-type="string" calcext:value-type="string">
            <text:p>Recall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Iteration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DT</text:p>
          </table:table-cell>
          <table:table-cell/>
          <table:table-cell table:style-name="ce2" office:value-type="string" calcext:value-type="string">
            <text:p>Iteration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D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97384877771461" calcext:value-type="percentage">
            <text:p>97.38%</text:p>
          </table:table-cell>
          <table:table-cell office:value-type="percentage" office:value="0.979533826037521" calcext:value-type="percentage">
            <text:p>97.95%</text:p>
          </table:table-cell>
          <table:table-cell office:value-type="percentage" office:value="0.979249573621376" calcext:value-type="percentage">
            <text:p>97.92%</text:p>
          </table:table-cell>
          <table:table-cell/>
          <table:table-cell office:value-type="float" office:value="1" calcext:value-type="float">
            <text:p>1</text:p>
          </table:table-cell>
          <table:table-cell office:value-type="percentage" office:value="0.995700245700246" calcext:value-type="percentage">
            <text:p>99.57%</text:p>
          </table:table-cell>
          <table:table-cell office:value-type="percentage" office:value="0.989808153477218" calcext:value-type="percentage">
            <text:p>98.98%</text:p>
          </table:table-cell>
          <table:table-cell office:value-type="percentage" office:value="0.985722784057109" calcext:value-type="percentage">
            <text:p>98.57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980102330869812" calcext:value-type="percentage">
            <text:p>98.01%</text:p>
          </table:table-cell>
          <table:table-cell office:value-type="percentage" office:value="0.983513359863559" calcext:value-type="percentage">
            <text:p>98.35%</text:p>
          </table:table-cell>
          <table:table-cell office:value-type="percentage" office:value="0.980386583285958" calcext:value-type="percentage">
            <text:p>98.04%</text:p>
          </table:table-cell>
          <table:table-cell/>
          <table:table-cell office:value-type="float" office:value="2" calcext:value-type="float">
            <text:p>2</text:p>
          </table:table-cell>
          <table:table-cell office:value-type="percentage" office:value="0.99708284714119" calcext:value-type="percentage">
            <text:p>99.71%</text:p>
          </table:table-cell>
          <table:table-cell office:value-type="percentage" office:value="0.995381062355658" calcext:value-type="percentage">
            <text:p>99.54%</text:p>
          </table:table-cell>
          <table:table-cell office:value-type="percentage" office:value="0.985202048947069" calcext:value-type="percentage">
            <text:p>98.52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980386583285958" calcext:value-type="percentage">
            <text:p>98.04%</text:p>
          </table:table-cell>
          <table:table-cell office:value-type="percentage" office:value="0.98408186469585" calcext:value-type="percentage">
            <text:p>98.41%</text:p>
          </table:table-cell>
          <table:table-cell office:value-type="percentage" office:value="0.982660602615122" calcext:value-type="percentage">
            <text:p>98.27%</text:p>
          </table:table-cell>
          <table:table-cell/>
          <table:table-cell office:value-type="float" office:value="3" calcext:value-type="float">
            <text:p>3</text:p>
          </table:table-cell>
          <table:table-cell office:value-type="percentage" office:value="0.996517701683111" calcext:value-type="percentage">
            <text:p>99.65%</text:p>
          </table:table-cell>
          <table:table-cell office:value-type="percentage" office:value="0.993699885452463" calcext:value-type="percentage">
            <text:p>99.37%</text:p>
          </table:table-cell>
          <table:table-cell office:value-type="percentage" office:value="0.988074957410562" calcext:value-type="percentage">
            <text:p>98.81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981239340534394" calcext:value-type="percentage">
            <text:p>98.12%</text:p>
          </table:table-cell>
          <table:table-cell office:value-type="percentage" office:value="0.983229107447413" calcext:value-type="percentage">
            <text:p>98.32%</text:p>
          </table:table-cell>
          <table:table-cell office:value-type="percentage" office:value="0.983513359863559" calcext:value-type="percentage">
            <text:p>98.35%</text:p>
          </table:table-cell>
          <table:table-cell/>
          <table:table-cell office:value-type="float" office:value="4" calcext:value-type="float">
            <text:p>4</text:p>
          </table:table-cell>
          <table:table-cell office:value-type="percentage" office:value="0.998795906080674" calcext:value-type="percentage">
            <text:p>99.88%</text:p>
          </table:table-cell>
          <table:table-cell office:value-type="percentage" office:value="0.993475682087782" calcext:value-type="percentage">
            <text:p>99.35%</text:p>
          </table:table-cell>
          <table:table-cell office:value-type="percentage" office:value="0.990571596935769" calcext:value-type="percentage">
            <text:p>99.06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980670835702103" calcext:value-type="percentage">
            <text:p>98.07%</text:p>
          </table:table-cell>
          <table:table-cell office:value-type="percentage" office:value="0.984650369528141" calcext:value-type="percentage">
            <text:p>98.47%</text:p>
          </table:table-cell>
          <table:table-cell office:value-type="percentage" office:value="0.985503126776578" calcext:value-type="percentage">
            <text:p>98.55%</text:p>
          </table:table-cell>
          <table:table-cell/>
          <table:table-cell office:value-type="float" office:value="5" calcext:value-type="float">
            <text:p>5</text:p>
          </table:table-cell>
          <table:table-cell office:value-type="percentage" office:value="0.995951417004048" calcext:value-type="percentage">
            <text:p>99.60%</text:p>
          </table:table-cell>
          <table:table-cell office:value-type="percentage" office:value="0.995415472779369" calcext:value-type="percentage">
            <text:p>99.54%</text:p>
          </table:table-cell>
          <table:table-cell office:value-type="percentage" office:value="0.992045454545455" calcext:value-type="percentage">
            <text:p>99.2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98152359295054" calcext:value-type="percentage">
            <text:p>98.15%</text:p>
          </table:table-cell>
          <table:table-cell office:value-type="percentage" office:value="0.985218874360432" calcext:value-type="percentage">
            <text:p>98.52%</text:p>
          </table:table-cell>
          <table:table-cell office:value-type="percentage" office:value="0.982944855031268" calcext:value-type="percentage">
            <text:p>98.29%</text:p>
          </table:table-cell>
          <table:table-cell/>
          <table:table-cell office:value-type="float" office:value="6" calcext:value-type="float">
            <text:p>6</text:p>
          </table:table-cell>
          <table:table-cell office:value-type="percentage" office:value="0.998822143698469" calcext:value-type="percentage">
            <text:p>99.88%</text:p>
          </table:table-cell>
          <table:table-cell office:value-type="percentage" office:value="0.994782608695652" calcext:value-type="percentage">
            <text:p>99.48%</text:p>
          </table:table-cell>
          <table:table-cell office:value-type="percentage" office:value="0.990190421234853" calcext:value-type="percentage">
            <text:p>99.02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0.980955088118249" calcext:value-type="percentage">
            <text:p>98.10%</text:p>
          </table:table-cell>
          <table:table-cell office:value-type="percentage" office:value="0.983513359863559" calcext:value-type="percentage">
            <text:p>98.35%</text:p>
          </table:table-cell>
          <table:table-cell office:value-type="percentage" office:value="0.980670835702103" calcext:value-type="percentage">
            <text:p>98.07%</text:p>
          </table:table-cell>
          <table:table-cell/>
          <table:table-cell office:value-type="float" office:value="7" calcext:value-type="float">
            <text:p>7</text:p>
          </table:table-cell>
          <table:table-cell office:value-type="percentage" office:value="0.999426605504587" calcext:value-type="percentage">
            <text:p>99.94%</text:p>
          </table:table-cell>
          <table:table-cell office:value-type="percentage" office:value="0.993795826283136" calcext:value-type="percentage">
            <text:p>99.38%</text:p>
          </table:table-cell>
          <table:table-cell office:value-type="percentage" office:value="0.987129266927812" calcext:value-type="percentage">
            <text:p>98.71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0.982376350198977" calcext:value-type="percentage">
            <text:p>98.24%</text:p>
          </table:table-cell>
          <table:table-cell office:value-type="percentage" office:value="0.98408186469585" calcext:value-type="percentage">
            <text:p>98.41%</text:p>
          </table:table-cell>
          <table:table-cell office:value-type="percentage" office:value="0.985787379192723" calcext:value-type="percentage">
            <text:p>98.58%</text:p>
          </table:table-cell>
          <table:table-cell/>
          <table:table-cell office:value-type="float" office:value="8" calcext:value-type="float">
            <text:p>8</text:p>
          </table:table-cell>
          <table:table-cell office:value-type="percentage" office:value="0.99882005899705" calcext:value-type="percentage">
            <text:p>99.88%</text:p>
          </table:table-cell>
          <table:table-cell office:value-type="percentage" office:value="0.994752186588921" calcext:value-type="percentage">
            <text:p>99.48%</text:p>
          </table:table-cell>
          <table:table-cell office:value-type="percentage" office:value="0.988525530694205" calcext:value-type="percentage">
            <text:p>98.85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0.986355884025014" calcext:value-type="percentage">
            <text:p>98.64%</text:p>
          </table:table-cell>
          <table:table-cell office:value-type="percentage" office:value="0.988629903354179" calcext:value-type="percentage">
            <text:p>98.86%</text:p>
          </table:table-cell>
          <table:table-cell office:value-type="percentage" office:value="0.983513359863559" calcext:value-type="percentage">
            <text:p>98.35%</text:p>
          </table:table-cell>
          <table:table-cell/>
          <table:table-cell office:value-type="float" office:value="9" calcext:value-type="float">
            <text:p>9</text:p>
          </table:table-cell>
          <table:table-cell office:value-type="percentage" office:value="0.996466431095406" calcext:value-type="percentage">
            <text:p>99.65%</text:p>
          </table:table-cell>
          <table:table-cell office:value-type="percentage" office:value="0.991869918699187" calcext:value-type="percentage">
            <text:p>99.19%</text:p>
          </table:table-cell>
          <table:table-cell office:value-type="percentage" office:value="0.983833718244803" calcext:value-type="percentage">
            <text:p>98.38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981239340534394" calcext:value-type="percentage">
            <text:p>98.12%</text:p>
          </table:table-cell>
          <table:table-cell office:value-type="percentage" office:value="0.986924388857305" calcext:value-type="percentage">
            <text:p>98.69%</text:p>
          </table:table-cell>
          <table:table-cell office:value-type="percentage" office:value="0.986071631608869" calcext:value-type="percentage">
            <text:p>98.61%</text:p>
          </table:table-cell>
          <table:table-cell/>
          <table:table-cell office:value-type="float" office:value="10" calcext:value-type="float">
            <text:p>10</text:p>
          </table:table-cell>
          <table:table-cell office:value-type="percentage" office:value="0.994770482277745" calcext:value-type="percentage">
            <text:p>99.48%</text:p>
          </table:table-cell>
          <table:table-cell office:value-type="percentage" office:value="0.994262765347103" calcext:value-type="percentage">
            <text:p>99.43%</text:p>
          </table:table-cell>
          <table:table-cell office:value-type="percentage" office:value="0.988081725312145" calcext:value-type="percentage">
            <text:p>98.81%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5" table:formula="of:=AVERAGE([.B4:.B13])" office:value-type="percentage" office:value="0.980869812393405" calcext:value-type="percentage">
            <text:p>98.09%</text:p>
          </table:table-cell>
          <table:table-cell table:style-name="ce5" table:formula="of:=AVERAGE([.C4:.C13])" office:value-type="percentage" office:value="0.984337691870381" calcext:value-type="percentage">
            <text:p>98.43%</text:p>
          </table:table-cell>
          <table:table-cell table:style-name="ce5" table:formula="of:=AVERAGE([.D4:.D13])" office:value-type="percentage" office:value="0.983030130756111" calcext:value-type="percentage">
            <text:p>98.30%</text:p>
          </table:table-cell>
          <table:table-cell/>
          <table:table-cell office:value-type="string" calcext:value-type="string">
            <text:p>Average</text:p>
          </table:table-cell>
          <table:table-cell table:style-name="ce5" table:formula="of:=AVERAGE([.G4:.G13])" office:value-type="percentage" office:value="0.997235383918253" calcext:value-type="percentage">
            <text:p>99.72%</text:p>
          </table:table-cell>
          <table:table-cell table:style-name="ce5" table:formula="of:=AVERAGE([.H4:.H13])" office:value-type="percentage" office:value="0.993724356176649" calcext:value-type="percentage">
            <text:p>99.37%</text:p>
          </table:table-cell>
          <table:table-cell table:style-name="ce5" table:formula="of:=AVERAGE([.I4:.I13])" office:value-type="percentage" office:value="0.987937750430978" calcext:value-type="percentage">
            <text:p>98.79%</text:p>
          </table:table-cell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Precision</text:p>
          </table:table-cell>
          <table:table-cell table:style-name="Default" table:number-columns-repeated="3"/>
          <table:table-cell/>
          <table:table-cell table:style-name="ce1" office:value-type="string" calcext:value-type="string">
            <text:p>F-Measure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Iteration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DT</text:p>
          </table:table-cell>
          <table:table-cell/>
          <table:table-cell table:style-name="ce2" office:value-type="string" calcext:value-type="string">
            <text:p>Iteration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D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950175849941383" calcext:value-type="percentage">
            <text:p>95.02%</text:p>
          </table:table-cell>
          <table:table-cell office:value-type="percentage" office:value="0.967760844079719" calcext:value-type="percentage">
            <text:p>96.78%</text:p>
          </table:table-cell>
          <table:table-cell office:value-type="percentage" office:value="0.971277842907386" calcext:value-type="percentage">
            <text:p>97.13%</text:p>
          </table:table-cell>
          <table:table-cell/>
          <table:table-cell office:value-type="float" office:value="1" calcext:value-type="float">
            <text:p>1</text:p>
          </table:table-cell>
          <table:table-cell office:value-type="percentage" office:value="0.972405518896221" calcext:value-type="percentage">
            <text:p>97.24%</text:p>
          </table:table-cell>
          <table:table-cell office:value-type="percentage" office:value="0.978660343805572" calcext:value-type="percentage">
            <text:p>97.87%</text:p>
          </table:table-cell>
          <table:table-cell office:value-type="percentage" office:value="0.978447003247712" calcext:value-type="percentage">
            <text:p>97.84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963359639233371" calcext:value-type="percentage">
            <text:p>96.34%</text:p>
          </table:table-cell>
          <table:table-cell office:value-type="percentage" office:value="0.971815107102593" calcext:value-type="percentage">
            <text:p>97.18%</text:p>
          </table:table-cell>
          <table:table-cell office:value-type="percentage" office:value="0.97576099210823" calcext:value-type="percentage">
            <text:p>97.58%</text:p>
          </table:table-cell>
          <table:table-cell/>
          <table:table-cell office:value-type="float" office:value="2" calcext:value-type="float">
            <text:p>2</text:p>
          </table:table-cell>
          <table:table-cell office:value-type="percentage" office:value="0.97993119266055" calcext:value-type="percentage">
            <text:p>97.99%</text:p>
          </table:table-cell>
          <table:table-cell office:value-type="percentage" office:value="0.983456930975471" calcext:value-type="percentage">
            <text:p>98.35%</text:p>
          </table:table-cell>
          <table:table-cell office:value-type="percentage" office:value="0.980458793542906" calcext:value-type="percentage">
            <text:p>98.05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964606741573034" calcext:value-type="percentage">
            <text:p>96.46%</text:p>
          </table:table-cell>
          <table:table-cell office:value-type="percentage" office:value="0.974719101123596" calcext:value-type="percentage">
            <text:p>97.47%</text:p>
          </table:table-cell>
          <table:table-cell office:value-type="percentage" office:value="0.97752808988764" calcext:value-type="percentage">
            <text:p>97.75%</text:p>
          </table:table-cell>
          <table:table-cell/>
          <table:table-cell office:value-type="float" office:value="3" calcext:value-type="float">
            <text:p>3</text:p>
          </table:table-cell>
          <table:table-cell office:value-type="percentage" office:value="0.980302597773337" calcext:value-type="percentage">
            <text:p>98.03%</text:p>
          </table:table-cell>
          <table:table-cell office:value-type="percentage" office:value="0.984117980714691" calcext:value-type="percentage">
            <text:p>98.41%</text:p>
          </table:table-cell>
          <table:table-cell office:value-type="percentage" office:value="0.982773227901723" calcext:value-type="percentage">
            <text:p>98.28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962855484619849" calcext:value-type="percentage">
            <text:p>96.29%</text:p>
          </table:table-cell>
          <table:table-cell office:value-type="percentage" office:value="0.972141613464887" calcext:value-type="percentage">
            <text:p>97.21%</text:p>
          </table:table-cell>
          <table:table-cell office:value-type="percentage" office:value="0.975623911781776" calcext:value-type="percentage">
            <text:p>97.56%</text:p>
          </table:table-cell>
          <table:table-cell/>
          <table:table-cell office:value-type="float" office:value="4" calcext:value-type="float">
            <text:p>4</text:p>
          </table:table-cell>
          <table:table-cell office:value-type="percentage" office:value="0.980496453900709" calcext:value-type="percentage">
            <text:p>98.05%</text:p>
          </table:table-cell>
          <table:table-cell office:value-type="percentage" office:value="0.982692871809915" calcext:value-type="percentage">
            <text:p>98.27%</text:p>
          </table:table-cell>
          <table:table-cell office:value-type="percentage" office:value="0.983040935672515" calcext:value-type="percentage">
            <text:p>98.3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96578799775659" calcext:value-type="percentage">
            <text:p>96.58%</text:p>
          </table:table-cell>
          <table:table-cell office:value-type="percentage" office:value="0.974200785193494" calcext:value-type="percentage">
            <text:p>97.42%</text:p>
          </table:table-cell>
          <table:table-cell office:value-type="percentage" office:value="0.979248457655637" calcext:value-type="percentage">
            <text:p>97.92%</text:p>
          </table:table-cell>
          <table:table-cell/>
          <table:table-cell office:value-type="float" office:value="5" calcext:value-type="float">
            <text:p>5</text:p>
          </table:table-cell>
          <table:table-cell office:value-type="percentage" office:value="0.980637813211845" calcext:value-type="percentage">
            <text:p>98.06%</text:p>
          </table:table-cell>
          <table:table-cell office:value-type="percentage" office:value="0.98469387755102" calcext:value-type="percentage">
            <text:p>98.47%</text:p>
          </table:table-cell>
          <table:table-cell office:value-type="percentage" office:value="0.985605419136325" calcext:value-type="percentage">
            <text:p>98.56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964184195565662" calcext:value-type="percentage">
            <text:p>96.42%</text:p>
          </table:table-cell>
          <table:table-cell table:number-columns-repeated="2" office:value-type="percentage" office:value="0.975554292211484" calcext:value-type="percentage">
            <text:p>97.56%</text:p>
          </table:table-cell>
          <table:table-cell/>
          <table:table-cell office:value-type="float" office:value="6" calcext:value-type="float">
            <text:p>6</text:p>
          </table:table-cell>
          <table:table-cell office:value-type="percentage" office:value="0.981197570147527" calcext:value-type="percentage">
            <text:p>98.12%</text:p>
          </table:table-cell>
          <table:table-cell office:value-type="percentage" office:value="0.985074626865672" calcext:value-type="percentage">
            <text:p>98.51%</text:p>
          </table:table-cell>
          <table:table-cell office:value-type="percentage" office:value="0.982817869415808" calcext:value-type="percentage">
            <text:p>98.28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0.963515754560531" calcext:value-type="percentage">
            <text:p>96.35%</text:p>
          </table:table-cell>
          <table:table-cell office:value-type="percentage" office:value="0.974018794914317" calcext:value-type="percentage">
            <text:p>97.40%</text:p>
          </table:table-cell>
          <table:table-cell office:value-type="percentage" office:value="0.975124378109453" calcext:value-type="percentage">
            <text:p>97.51%</text:p>
          </table:table-cell>
          <table:table-cell/>
          <table:table-cell office:value-type="float" office:value="7" calcext:value-type="float">
            <text:p>7</text:p>
          </table:table-cell>
          <table:table-cell office:value-type="percentage" office:value="0.981142696312975" calcext:value-type="percentage">
            <text:p>98.11%</text:p>
          </table:table-cell>
          <table:table-cell office:value-type="percentage" office:value="0.983807928531546" calcext:value-type="percentage">
            <text:p>98.38%</text:p>
          </table:table-cell>
          <table:table-cell office:value-type="percentage" office:value="0.981090100111235" calcext:value-type="percentage">
            <text:p>98.11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0.965772960638905" calcext:value-type="percentage">
            <text:p>96.58%</text:p>
          </table:table-cell>
          <table:table-cell office:value-type="percentage" office:value="0.973188819167142" calcext:value-type="percentage">
            <text:p>97.32%</text:p>
          </table:table-cell>
          <table:table-cell office:value-type="percentage" office:value="0.982886480319452" calcext:value-type="percentage">
            <text:p>98.29%</text:p>
          </table:table-cell>
          <table:table-cell/>
          <table:table-cell office:value-type="float" office:value="8" calcext:value-type="float">
            <text:p>8</text:p>
          </table:table-cell>
          <table:table-cell office:value-type="percentage" office:value="0.982018561484919" calcext:value-type="percentage">
            <text:p>98.20%</text:p>
          </table:table-cell>
          <table:table-cell office:value-type="percentage" office:value="0.983852364475202" calcext:value-type="percentage">
            <text:p>98.39%</text:p>
          </table:table-cell>
          <table:table-cell office:value-type="percentage" office:value="0.985697940503432" calcext:value-type="percentage">
            <text:p>98.57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0.975778546712803" calcext:value-type="percentage">
            <text:p>97.58%</text:p>
          </table:table-cell>
          <table:table-cell office:value-type="percentage" office:value="0.985005767012687" calcext:value-type="percentage">
            <text:p>98.50%</text:p>
          </table:table-cell>
          <table:table-cell office:value-type="percentage" office:value="0.982698961937716" calcext:value-type="percentage">
            <text:p>98.27%</text:p>
          </table:table-cell>
          <table:table-cell/>
          <table:table-cell office:value-type="float" office:value="9" calcext:value-type="float">
            <text:p>9</text:p>
          </table:table-cell>
          <table:table-cell office:value-type="percentage" office:value="0.986013986013986" calcext:value-type="percentage">
            <text:p>98.60%</text:p>
          </table:table-cell>
          <table:table-cell office:value-type="percentage" office:value="0.988425925925926" calcext:value-type="percentage">
            <text:p>98.84%</text:p>
          </table:table-cell>
          <table:table-cell office:value-type="percentage" office:value="0.983266012694749" calcext:value-type="percentage">
            <text:p>98.33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967778405879028" calcext:value-type="percentage">
            <text:p>96.78%</text:p>
          </table:table-cell>
          <table:table-cell office:value-type="percentage" office:value="0.979649519502544" calcext:value-type="percentage">
            <text:p>97.96%</text:p>
          </table:table-cell>
          <table:table-cell office:value-type="percentage" office:value="0.984171848501978" calcext:value-type="percentage">
            <text:p>98.42%</text:p>
          </table:table-cell>
          <table:table-cell/>
          <table:table-cell office:value-type="float" office:value="10" calcext:value-type="float">
            <text:p>10</text:p>
          </table:table-cell>
          <table:table-cell office:value-type="percentage" office:value="0.9810888252149" calcext:value-type="percentage">
            <text:p>98.11%</text:p>
          </table:table-cell>
          <table:table-cell office:value-type="percentage" office:value="0.986902050113895" calcext:value-type="percentage">
            <text:p>98.69%</text:p>
          </table:table-cell>
          <table:table-cell office:value-type="percentage" office:value="0.986122911356556" calcext:value-type="percentage">
            <text:p>98.61%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5" table:formula="of:=AVERAGE([.B19:.B28])" office:value-type="percentage" office:value="0.964381557648115" calcext:value-type="percentage">
            <text:p>96.44%</text:p>
          </table:table-cell>
          <table:table-cell table:style-name="ce5" table:formula="of:=AVERAGE([.C19:.C28])" office:value-type="percentage" office:value="0.974805464377246" calcext:value-type="percentage">
            <text:p>97.48%</text:p>
          </table:table-cell>
          <table:table-cell table:style-name="ce5" table:formula="of:=AVERAGE([.D19:.D28])" office:value-type="percentage" office:value="0.977987525542075" calcext:value-type="percentage">
            <text:p>97.80%</text:p>
          </table:table-cell>
          <table:table-cell/>
          <table:table-cell office:value-type="string" calcext:value-type="string">
            <text:p>Average</text:p>
          </table:table-cell>
          <table:table-cell table:style-name="ce5" table:formula="of:=AVERAGE([.G19:.G28])" office:value-type="percentage" office:value="0.980523521561697" calcext:value-type="percentage">
            <text:p>98.05%</text:p>
          </table:table-cell>
          <table:table-cell table:style-name="ce5" table:formula="of:=AVERAGE([.H19:.H28])" office:value-type="percentage" office:value="0.984168490076891" calcext:value-type="percentage">
            <text:p>98.42%</text:p>
          </table:table-cell>
          <table:table-cell table:style-name="ce5" table:formula="of:=AVERAGE([.I19:.I28])" office:value-type="percentage" office:value="0.982932021358296" calcext:value-type="percentage">
            <text:p>98.29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0">00/00/0000</text:date>, <text:time style:data-style-name="N2" text:time-value="10:37:09.5450408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20:46:08.454527704</meta:creation-date>
    <dc:date>2016-03-20T14:16:09.651356971</dc:date>
    <meta:editing-duration>PT43M7S</meta:editing-duration>
    <meta:editing-cycles>6</meta:editing-cycles>
    <meta:generator>LibreOffice/4.4.6.3$Linux_X86_64 LibreOffice_project/40m0$Build-3</meta:generator>
    <meta:document-statistic meta:table-count="3" meta:cell-count="588" meta:object-count="0"/>
  </office:meta>
</office:document-meta>
</file>